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B000001B72CDB20E38023022A.png" manifest:media-type="image/png"/>
  <manifest:file-entry manifest:full-path="Pictures/1000000000000476000002AAF3A71BF6BC7D74DB.png" manifest:media-type="image/png"/>
  <manifest:file-entry manifest:full-path="Pictures/1000000000000195000001B30606AB782BB3C19B.png" manifest:media-type="image/png"/>
  <manifest:file-entry manifest:full-path="Pictures/10000000000001DF000000DA86BEC548EFA85DD8.png" manifest:media-type="image/png"/>
  <manifest:file-entry manifest:full-path="Pictures/10000000000003A0000002F4569FBEFF3892DB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2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font-size="14pt" fo:font-weight="bold" style:font-weight-asian="bold" style:font-weight-complex="bold"/>
    </style:style>
    <style:style style:name="P5" style:family="paragraph">
      <style:text-properties fo:font-size="11pt"/>
    </style:style>
    <style:style style:name="P6" style:family="paragraph">
      <loext:graphic-properties draw:fill="none" draw:fill-color="#ffffff"/>
      <style:text-properties fo:font-size="11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19cm" svg:height="14.084cm" svg:x="2.634cm" svg:y="12.589cm">
          <draw:image xlink:href="Pictures/10000000000003A0000002F4569FBEFF3892DBD3.png" xlink:type="simple" xlink:show="embed" xlink:actuate="onLoad">
            <text:p/>
          </draw:image>
        </draw:frame>
        <draw:frame draw:style-name="gr1" draw:text-style-name="P1" draw:layer="layout" svg:width="6.22cm" svg:height="3.466cm" svg:x="12.941cm" svg:y="16.095cm">
          <draw:image xlink:href="Pictures/10000000000001DF000000DA86BEC548EFA85DD8.png" xlink:type="simple" xlink:show="embed" xlink:actuate="onLoad">
            <text:p/>
          </draw:image>
        </draw:frame>
        <draw:frame draw:style-name="gr1" draw:text-style-name="P1" draw:layer="layout" svg:width="4.445cm" svg:height="4.774cm" svg:x="2.624cm" svg:y="13.644cm">
          <draw:image xlink:href="Pictures/1000000000000195000001B30606AB782BB3C19B.png" xlink:type="simple" xlink:show="embed" xlink:actuate="onLoad">
            <text:p/>
          </draw:image>
        </draw:frame>
        <draw:frame draw:style-name="gr1" draw:text-style-name="P1" draw:layer="layout" svg:width="7.398cm" svg:height="7.068cm" svg:x="9.069cm" svg:y="19.561cm">
          <draw:image xlink:href="Pictures/10000000000001FB000001B72CDB20E38023022A.png" xlink:type="simple" xlink:show="embed" xlink:actuate="onLoad">
            <text:p/>
          </draw:image>
        </draw:frame>
        <draw:frame draw:style-name="gr2" draw:text-style-name="P2" draw:layer="layout" svg:width="16.507cm" svg:height="10.033cm" svg:x="2.273cm" svg:y="2.851cm">
          <draw:image xlink:href="Pictures/1000000000000476000002AAF3A71BF6BC7D74DB.png" xlink:type="simple" xlink:show="embed" xlink:actuate="onLoad">
            <text:p/>
          </draw:image>
        </draw:frame>
        <draw:frame draw:style-name="gr3" draw:text-style-name="P4" draw:layer="layout" svg:width="19.078cm" svg:height="1.472cm" svg:x="1.254cm" svg:y="0.952cm">
          <draw:text-box>
            <text:p text:style-name="P3"><text:span text:style-name="T1">Analyse sémantique d’un corpus exhaustif de décisions jurisprudentielles pour l’élaboration d’un modèle prédictif du risque judiciaire</text:span></text:p>
          </draw:text-box>
        </draw:frame>
        <draw:frame draw:style-name="gr4" draw:text-style-name="P6" draw:layer="layout" svg:width="18.312cm" svg:height="0.683cm" svg:x="1.635cm" svg:y="2.27cm">
          <draw:text-box>
            <text:p text:style-name="P5">Gildas Tagny Ngompé, Jacky Montmain, Stéphane Mussard, Sébastien Harispe, Guillaume Zambrano 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3T03:37:15.815096444</meta:creation-date>
    <dc:date>2018-01-23T09:31:28.527320027</dc:date>
    <meta:editing-duration>PT12M4S</meta:editing-duration>
    <meta:editing-cycles>3</meta:editing-cycles>
    <meta:generator>LibreOffice/5.3.5.2$Linux_X86_64 LibreOffice_project/30m0$Build-2</meta:generator>
    <meta:document-statistic meta:object-count="7"/>
  </office:meta>
</office:document-meta>
</file>